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Fleur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Couleur</text:p>
          </table:table-cell>
          <table:table-cell table:style-name="ce1" office:value-type="string" calcext:value-type="string">
            <text:p>Produit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Commande</text:p>
          </table:table-cell>
          <table:table-cell table:style-name="ce1" office:value-type="string" calcext:value-type="string">
            <text:p>Loterie</text:p>
          </table:table-cell>
        </table:table-row>
        <table:table-row table:style-name="ro1">
          <table:table-cell office:value-type="string" calcext:value-type="string">
            <text:p>nom_client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nom_client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dp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_creation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_modif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m_vil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_livrab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_fleu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ite_stock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_inventair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_unit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_couleur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_produit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_vent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_creation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_modif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_categori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te_fleu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_commande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te_livraison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tat_paiement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tat_livraison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rais_livraison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om_lot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uantite_lot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uantite_vente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09:21:41.443000000</meta:creation-date>
    <dc:date>2023-05-09T09:28:43.500000000</dc:date>
    <meta:editing-duration>PT7M2S</meta:editing-duration>
    <meta:editing-cycles>1</meta:editing-cycles>
    <meta:document-statistic meta:table-count="1" meta:cell-count="74" meta:object-count="0"/>
    <meta:generator>LibreOffice/7.3.0.3$Windows_X86_64 LibreOffice_project/0f246aa12d0eee4a0f7adcefbf7c878fc2238db3</meta:generator>
  </office:meta>
</office:document-meta>
</file>